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efde" officeooo:paragraph-rsid="000fefde"/>
    </style:style>
    <style:style style:name="P2" style:family="paragraph" style:parent-style-name="Standard" style:list-style-name="L1">
      <style:text-properties officeooo:rsid="000fefde" officeooo:paragraph-rsid="000fefde"/>
    </style:style>
    <style:style style:name="P3" style:family="paragraph" style:parent-style-name="Standard">
      <style:text-properties officeooo:rsid="000fefde" officeooo:paragraph-rsid="000fefde"/>
    </style:style>
    <style:style style:name="P4" style:family="paragraph" style:parent-style-name="Standard" style:list-style-name="L1">
      <style:text-properties officeooo:rsid="00123131" officeooo:paragraph-rsid="00123131"/>
    </style:style>
    <style:style style:name="P5" style:family="paragraph" style:parent-style-name="Standard">
      <style:text-properties officeooo:rsid="00123131" officeooo:paragraph-rsid="00123131"/>
    </style:style>
    <style:style style:name="P6" style:family="paragraph" style:parent-style-name="Standard">
      <style:text-properties officeooo:rsid="00135511" officeooo:paragraph-rsid="00135511"/>
    </style:style>
    <style:style style:name="P7" style:family="paragraph" style:parent-style-name="Standard">
      <style:text-properties officeooo:paragraph-rsid="00135511"/>
    </style:style>
    <style:style style:name="P8" style:family="paragraph" style:parent-style-name="Standard">
      <style:text-properties officeooo:rsid="00153a2b" officeooo:paragraph-rsid="00153a2b"/>
    </style:style>
    <style:style style:name="P9" style:family="paragraph" style:parent-style-name="Standard" style:list-style-name="L2">
      <style:text-properties officeooo:rsid="00153a2b" officeooo:paragraph-rsid="00153a2b"/>
    </style:style>
    <style:style style:name="P10" style:family="paragraph" style:parent-style-name="Standard" style:list-style-name="L1">
      <style:text-properties officeooo:rsid="00188662" officeooo:paragraph-rsid="00188662"/>
    </style:style>
    <style:style style:name="P11" style:family="paragraph" style:parent-style-name="Standard" style:list-style-name="L2">
      <style:text-properties officeooo:rsid="00195ba3" officeooo:paragraph-rsid="00195ba3"/>
    </style:style>
    <style:style style:name="P12" style:family="paragraph" style:parent-style-name="Standard">
      <style:text-properties officeooo:rsid="001ae8de" officeooo:paragraph-rsid="001ae8de"/>
    </style:style>
    <style:style style:name="P13" style:family="paragraph" style:parent-style-name="Standard" style:list-style-name="L4">
      <style:text-properties officeooo:rsid="001ae8de" officeooo:paragraph-rsid="001ae8de"/>
    </style:style>
    <style:style style:name="P14" style:family="paragraph" style:parent-style-name="Standard" style:list-style-name="L1">
      <style:text-properties officeooo:rsid="001ddeb7" officeooo:paragraph-rsid="001ddeb7"/>
    </style:style>
    <style:style style:name="P15" style:family="paragraph" style:parent-style-name="Standard" style:list-style-name="L4">
      <style:text-properties officeooo:rsid="001e2cbc" officeooo:paragraph-rsid="001e2cbc"/>
    </style:style>
    <style:style style:name="P16" style:family="paragraph" style:parent-style-name="Standard" style:list-style-name="L4">
      <style:text-properties officeooo:paragraph-rsid="001ae8de"/>
    </style:style>
    <style:style style:name="P17" style:family="paragraph" style:parent-style-name="Standard" style:list-style-name="L4">
      <style:text-properties officeooo:rsid="001fbed4" officeooo:paragraph-rsid="001fbed4"/>
    </style:style>
    <style:style style:name="T1" style:family="text">
      <style:text-properties officeooo:rsid="00135511"/>
    </style:style>
    <style:style style:name="T2" style:family="text">
      <style:text-properties officeooo:rsid="00188662"/>
    </style:style>
    <style:style style:name="T3" style:family="text">
      <style:text-properties officeooo:rsid="00195ba3"/>
    </style:style>
    <style:style style:name="T4" style:family="text">
      <style:text-properties officeooo:rsid="001ae8d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oncept:</text:p>
      <text:p text:style-name="P6"/>
      <text:p text:style-name="P7"><text:span text:style-name="T1">A letter arrangement game, </text:span>but with hexagons and a catapult.</text:p>
      <text:p text:style-name="P6">Catapult launches tiles. Tiles are hexagon shaped. A guide and easier physics for easy mode. Dropoff, bouncing, or sloped edges. Random layouts with random bonus spots.</text:p>
      <text:p text:style-name="P6"/>
      <text:p text:style-name="P12">Design notes:</text:p>
      <text:p text:style-name="P12"/>
      <text:list xml:id="list390852626" text:style-name="L4">
        <text:list-item>
          <text:p text:style-name="P13">PC and Android experience should be on par.</text:p>
        </text:list-item>
        <text:list-item>
          <text:p text:style-name="P16"><text:span text:style-name="T4">Multiplayer should happen through a central server. Should allow for hosting at least 10,000 simultaneous games on an AWS EC2 </text:span>t3a.nano.</text:p>
        </text:list-item>
        <text:list-item>
          <text:p text:style-name="P13">Server identify should be verified to ensure no spoofing.</text:p>
        </text:list-item>
        <text:list-item>
          <text:p text:style-name="P15">Server should host small web page to allow for game browsing.</text:p>
        </text:list-item>
        <text:list-item>
          <text:p text:style-name="P15">Games should be private by default, so they don’t show up in the game browser.</text:p>
        </text:list-item>
        <text:list-item>
          <text:p text:style-name="P15">No password by default for simple joining.</text:p>
        </text:list-item>
        <text:list-item>
          <text:p text:style-name="P15">Random four or five character string of letters for game ID. Not case sensitive.</text:p>
        </text:list-item>
        <text:list-item>
          <text:p text:style-name="P15">To prevent attempted rejoining of a closed game, record the time game was created. To rejoin a game, clients must give the creation time of the game. If mismatch, reject with “Game no longer exists.”</text:p>
        </text:list-item>
        <text:list-item>
          <text:p text:style-name="P17">Server should have some command line interface for at least showing how many games are running to make sure server reboots only happen when games have been completed.</text:p>
        </text:list-item>
        <text:list-item>
          <text:p text:style-name="P17">Server should allow for moving instances while live with minimal gameplay interruptions.</text:p>
        </text:list-item>
        <text:list-item>
          <text:p text:style-name="P17">Have built-in dictionary for verifying words but allow for custom words in custom games.</text:p>
        </text:list-item>
        <text:list-item>
          <text:p text:style-name="P17">Should have single-player challenges with achievements for platforms like Steam.</text:p>
        </text:list-item>
      </text:list>
      <text:p text:style-name="P1"/>
      <text:p text:style-name="P1">Project structure <text:span text:style-name="T3">initial planning</text:span>:</text:p>
      <text:p text:style-name="P1"/>
      <text:list xml:id="list4236303032" text:style-name="L1">
        <text:list-item>
          <text:p text:style-name="P2">logic – cross platform <text:span text:style-name="T3">game logic</text:span> code</text:p>
        </text:list-item>
        <text:list-item>
          <text:p text:style-name="P10">graphics – OpenGL calling. Must be restricted to OpenGL ES subset. <text:span text:style-name="T3">Should be mostly cross plaform. Should act on information from logic step. Does not contain game world, only displays it.</text:span></text:p>
        </text:list-item>
        <text:list-item>
          <text:p text:style-name="P14">server – logic specific for running the server</text:p>
        </text:list-item>
        <text:list-item>
          <text:p text:style-name="P2">linux – <text:span text:style-name="T2">Linux</text:span> specific abstractions</text:p>
        </text:list-item>
        <text:list-item>
          <text:p text:style-name="P2">windows – <text:span text:style-name="T3">W</text:span>indows specific <text:span text:style-name="T1">abstractions</text:span></text:p>
        </text:list-item>
        <text:list-item>
          <text:p text:style-name="P2">android – <text:span text:style-name="T3">A</text:span>ndroid specific abstractions</text:p>
        </text:list-item>
        <text:list-item>
          <text:p text:style-name="P4">desktop-main.c – main <text:span text:style-name="T3">function</text:span> for desktop</text:p>
        </text:list-item>
        <text:list-item>
          <text:p text:style-name="P4">android-main.c – main <text:span text:style-name="T3">function</text:span> for android</text:p>
        </text:list-item>
        <text:list-item>
          <text:p text:style-name="P14">server-main.c – main function for running a server on Linux.</text:p>
        </text:list-item>
      </text:list>
      <text:p text:style-name="P5">*-<text:span text:style-name="T3">main files contain the main game loops. Desktop should be simple. Android likely more complicated due to activity lifecycle.</text:span></text:p>
      <text:p text:style-name="P5"/>
      <text:p text:style-name="P8">Logic:</text:p>
      <text:p text:style-name="P8"/>
      <text:list xml:id="list3293631576" text:style-name="L2">
        <text:list-item>
          <text:p text:style-name="P11">compute-frame.c - </text:p>
        </text:list-item>
        <text:list-item>
          <text:p text:style-name="P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6T13:31:20.077000000</meta:creation-date>
    <dc:date>2019-06-02T12:21:25.032239727</dc:date>
    <meta:editing-duration>PT14H13M29S</meta:editing-duration>
    <meta:editing-cycles>8</meta:editing-cycles>
    <meta:generator>LibreOffice/6.2.3.2$Linux_X86_64 LibreOffice_project/20$Build-2</meta:generator>
    <meta:document-statistic meta:table-count="0" meta:image-count="0" meta:object-count="0" meta:page-count="1" meta:paragraph-count="30" meta:word-count="346" meta:character-count="2103" meta:non-whitespace-character-count="1799"/>
  </office:meta>
</office:document-meta>
</file>